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8937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4217in"/>
    </style:style>
    <style:style style:name="co12" style:family="table-column">
      <style:table-column-properties fo:break-before="auto" style:column-width="0.6071in"/>
    </style:style>
    <style:style style:name="co13" style:family="table-column">
      <style:table-column-properties fo:break-before="auto" style:column-width="0.8693in"/>
    </style:style>
    <style:style style:name="co14" style:family="table-column">
      <style:table-column-properties fo:break-before="auto" style:column-width="1.3102in"/>
    </style:style>
    <style:style style:name="co15" style:family="table-column">
      <style:table-column-properties fo:break-before="auto" style:column-width="0.463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ubstrat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precurs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.int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NISTscor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3_pMS2,HCD_317,303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esperetin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9" calcext:value-type="float">
            <text:p>13.99</text:p>
          </table:table-cell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3_pMS2,HCD_317,303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3_pMS2,HCD_317,303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5" calcext:value-type="float">
            <text:p>14.55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346_A_3_pMS2,HCD_327.mzXML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why this mass? 3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4_pMS2,HCD_31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HED-Methylated A-ring?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68" calcext:value-type="float">
            <text:p>12.68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4_pMS2,HCD_31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4_pMS2,HCD_31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HED-Methylated A-ring?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67" calcext:value-type="float">
            <text:p>12.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4_pMS2,HCD_31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5" calcext:value-type="float">
            <text:p>14.55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6_pMS2,HCD_301,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ethyl-luteolin (chrysoeriol)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8" calcext:value-type="float">
            <text:p>13.88</text:p>
          </table:table-cell>
          <table:table-cell/>
          <table:table-cell office:value-type="string" calcext:value-type="string">
            <text:p>Demethyliertes produkt ??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6_pMS2,HCD_301,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ethyl-luteolin (chrysoeriol)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8" calcext:value-type="float">
            <text:p>13.8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6_pMS2,HCD_301,28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ethyl-luteolin (chrysoeriol)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7" calcext:value-type="float">
            <text:p>13.87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7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osmetin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9" calcext:value-type="float">
            <text:p>13.8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7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luteolin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5" calcext:value-type="float">
            <text:p>14.55</text:p>
          </table:table-cell>
          <table:table-cell/>
          <table:table-cell office:value-type="string" calcext:value-type="string">
            <text:p>maybe for CID standard dimethyl-luteolin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B346_A_7_pMS2,HCD_315,301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luteolin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5" calcext:value-type="float">
            <text:p>14.55</text:p>
          </table:table-cell>
          <table:table-cell/>
          <table:table-cell office:value-type="string" calcext:value-type="string">
            <text:p>maybe for HCD100 standard dimethyl-luteolin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-quercetin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string" calcext:value-type="string">
            <text:p>not sure about identified cp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-quercetin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string" calcext:value-type="string">
            <text:p>not sure about identified cp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3',4'-dimethyl-quercetin??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string" calcext:value-type="string">
            <text:p>not sure about identified cp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6_pMS2_303,317,33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-quercetin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7" calcext:value-type="float">
            <text:p>14.17</text:p>
          </table:table-cell>
          <table:table-cell/>
          <table:table-cell office:value-type="string" calcext:value-type="string">
            <text:p>not sure about identified cp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6_pMS2_303,317,33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3',4'-dimethyl-quercetin??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7" calcext:value-type="float">
            <text:p>14.17</text:p>
          </table:table-cell>
          <table:table-cell/>
          <table:table-cell office:value-type="string" calcext:value-type="string">
            <text:p>not sure about identified cp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8" calcext:value-type="float">
            <text:p>13.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8" calcext:value-type="float">
            <text:p>13.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4.8" calcext:value-type="float">
            <text:p>14.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4.77" calcext:value-type="float">
            <text:p>14.7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4_pMS2,HCD_31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773" calcext:value-type="float">
            <text:p>37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5" calcext:value-type="float">
            <text:p>14.55</text:p>
          </table:table-cell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B346_B_4_pMS2,HCD_31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-eriodictyol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4" calcext:value-type="float">
            <text:p>14.54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B346_C_11_nMS2_163,17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-coumaric acid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B346_C_11_nMS2_163,17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O-coumaric acid methyl ester??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4.38" calcext:value-type="float">
            <text:p>14.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B346_C_11_pMS2_179,16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-coumaric acid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51" calcext:value-type="float">
            <text:p>12.5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B346_C_11_pMS2_179,165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O-coumaric acid methyl ester??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1" calcext:value-type="float">
            <text:p>14.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EB346_C_11_pMS2_179,16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O-coumaric acid methyl ester??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2" calcext:value-type="float">
            <text:p>14.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0_nMS2_163,17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-coumaric acid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1.98" calcext:value-type="float">
            <text:p>11.9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0_pMS2_179,16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-coumaric acid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0_pMS2_179,165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-coumaric acid methylester ??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0_pMS2_179,16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-coumaric acid methylester ??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75" calcext:value-type="float">
            <text:p>13.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yricetin methylether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535" calcext:value-type="float">
            <text:p>3535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different from 17B sample...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536" calcext:value-type="float">
            <text:p>3536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5.06" calcext:value-type="float">
            <text:p>15.06</text:p>
          </table:table-cell>
          <table:table-cell/>
          <table:table-cell office:value-type="string" calcext:value-type="string">
            <text:p>different from 17B sample...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6_pMS2,HCD_301,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osmetin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8" calcext:value-type="float">
            <text:p>13.8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6_pMS2,HCD_301,287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osmetin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7" calcext:value-type="float">
            <text:p>13.8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6_pMS2,HCD_301,287.mzXML</text:p>
          </table:table-cell>
          <table:table-cell office:value-type="string" calcext:value-type="string">
            <text:p>HCD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osmetin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7" calcext:value-type="float">
            <text:p>13.8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EB346_D_7_pMS2,HCD_315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osmetin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9" calcext:value-type="float">
            <text:p>13.8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nMS2_193,20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so-ferulic acid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05" calcext:value-type="float">
            <text:p>12.0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nMS2_193,207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ethyl iso-ferulic acid???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auch im standar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pMS2_209,19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so-ferulic acid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1.97" calcext:value-type="float">
            <text:p>11.9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pMS2_209,195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 caffeic acid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95" calcext:value-type="float">
            <text:p>12.95</text:p>
          </table:table-cell>
          <table:table-cell/>
          <table:table-cell office:value-type="string" calcext:value-type="string">
            <text:p>m/z fragment 1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pMS2_209,195.mzXML</text:p>
          </table:table-cell>
          <table:table-cell office:value-type="string" calcext:value-type="string">
            <text:p>CID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Iso-ferulic acid methyl ester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74" calcext:value-type="float">
            <text:p>13.74</text:p>
          </table:table-cell>
          <table:table-cell/>
          <table:table-cell office:value-type="string" calcext:value-type="string">
            <text:p>m/z fragment 17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pMS2_209,19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dimethyl caffeic acid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96" calcext:value-type="float">
            <text:p>12.96</text:p>
          </table:table-cell>
          <table:table-cell/>
          <table:table-cell office:value-type="string" calcext:value-type="string">
            <text:p>m/z fragment 1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4_pMS2_209,195.mzXML</text:p>
          </table:table-cell>
          <table:table-cell office:value-type="string" calcext:value-type="string">
            <text:p>CID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Iso-ferulic acid methyl ester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74" calcext:value-type="float">
            <text:p>13.74</text:p>
          </table:table-cell>
          <table:table-cell/>
          <table:table-cell office:value-type="string" calcext:value-type="string">
            <text:p>m/z fragment 1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5_pMS2_287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aempferol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9" calcext:value-type="float">
            <text:p>13.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5_pMS2_287,30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 kaempferol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1" calcext:value-type="float">
            <text:p>14.1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5_pMS2_287,30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4'-methyl kaempferol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3'-methyl-quercetin ??</text:p>
          </table:table-cell>
          <table:table-cell office:value-type="float" office:value="3362" calcext:value-type="float">
            <text:p>3362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3.99" calcext:value-type="float">
            <text:p>13.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3'-methyl-quercetin ??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9" calcext:value-type="float">
            <text:p>13.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6_pMS2_303,317,33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3'-methyl-quercetin ??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6_pMS2_303,317,33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4'-methyl-quercetin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6_pMS2_303,317,33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4'-methyl-quercetin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.Me</text:p>
          </table:table-cell>
          <table:table-cell office:value-type="string" calcext:value-type="string">
            <text:p>myricetin methylether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.2Me</text:p>
          </table:table-cell>
          <table:table-cell office:value-type="string" calcext:value-type="string">
            <text:p>myricetin dimethylether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CID</text:p>
          </table:table-cell>
          <table:table-cell office:value-type="float" office:value="45" calcext:value-type="float">
            <text:p>4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79" calcext:value-type="float">
            <text:p>14.7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B346_E_17_pMS2_319,333,347,361.mzXML</text:p>
          </table:table-cell>
          <table:table-cell office:value-type="string" calcext:value-type="string">
            <text:p>HCD</text:p>
          </table:table-cell>
          <table:table-cell office:value-type="float" office:value="75" calcext:value-type="float">
            <text:p>7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.3Me</text:p>
          </table:table-cell>
          <table:table-cell office:value-type="string" calcext:value-type="string">
            <text:p>myricetin trimethylether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79" calcext:value-type="float">
            <text:p>14.7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7T17:45:46.108102216</dc:date>
    <dc:creator>mori </dc:creator>
    <meta:generator>LibreOffice/4.2.8.2$Linux_X86_64 LibreOffice_project/420m0$Build-2</meta:generator>
    <meta:editing-duration>PT7H13M56S</meta:editing-duration>
    <meta:editing-cycles>25</meta:editing-cycles>
    <meta:document-statistic meta:table-count="1" meta:cell-count="863" meta:object-count="0"/>
  </office:meta>
</office:document-meta>
</file>